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001000003160000045EA06551A8F0EB71E5.png" manifest:media-type="image/png"/>
  <manifest:file-entry manifest:full-path="Object 1/Pictures/10000001000003160000045E9C5FFA10CB701BDF.png" manifest:media-type="image/png"/>
  <manifest:file-entry manifest:full-path="Object 1/Pictures/10000001000003160000045ECC31D0158A37C1F8.png" manifest:media-type="image/png"/>
  <manifest:file-entry manifest:full-path="Object 1/Pictures/10000001000003160000045EEDFEFFF396EDDFCC.png" manifest:media-type="image/png"/>
  <manifest:file-entry manifest:full-path="Object 1/" manifest:version="1.3" manifest:media-type="application/vnd.oasis.opendocument.text"/>
  <manifest:file-entry manifest:full-path="Configurations2/" manifest:media-type="application/vnd.sun.xml.ui.configuration"/>
  <manifest:file-entry manifest:full-path="Object 2/ObjectReplacements/Object 1" manifest:media-type=""/>
  <manifest:file-entry manifest:full-path="Object 2/ObjectReplacements/Object 2" manifest:media-type=""/>
  <manifest:file-entry manifest:full-path="Object 2/Object 1/Configurations2/" manifest:media-type="application/vnd.sun.xml.ui.configuration"/>
  <manifest:file-entry manifest:full-path="Object 2/Object 1/Pictures/10000001000003160000045EEDFEFFF396EDDFCC.png" manifest:media-type="image/png"/>
  <manifest:file-entry manifest:full-path="Object 2/Object 1/Pictures/10000001000003160000045EA06551A8F0EB71E5.png" manifest:media-type="image/png"/>
  <manifest:file-entry manifest:full-path="Object 2/Object 1/Pictures/10000001000003160000045ECC31D0158A37C1F8.png" manifest:media-type="image/png"/>
  <manifest:file-entry manifest:full-path="Object 2/Object 1/Pictures/10000001000003160000045E9C5FFA10CB701BDF.png" manifest:media-type="image/png"/>
  <manifest:file-entry manifest:full-path="Object 2/Object 1/styles.xml" manifest:media-type="text/xml"/>
  <manifest:file-entry manifest:full-path="Object 2/Object 1/manifest.rdf" manifest:media-type="application/rdf+xml"/>
  <manifest:file-entry manifest:full-path="Object 2/Object 1/content.xml" manifest:media-type="text/xml"/>
  <manifest:file-entry manifest:full-path="Object 2/Object 1/settings.xml" manifest:media-type="text/xml"/>
  <manifest:file-entry manifest:full-path="Object 2/Object 1/" manifest:version="1.3" manifest:media-type="application/vnd.oasis.opendocument.text"/>
  <manifest:file-entry manifest:full-path="Object 2/Configurations2/" manifest:media-type="application/vnd.sun.xml.ui.configuration"/>
  <manifest:file-entry manifest:full-path="Object 2/Object 2/content.xml" manifest:media-type="text/xml"/>
  <manifest:file-entry manifest:full-path="Object 2/Object 2/styles.xml" manifest:media-type="text/xml"/>
  <manifest:file-entry manifest:full-path="Object 2/Object 2/manifest.rdf" manifest:media-type="application/rdf+xml"/>
  <manifest:file-entry manifest:full-path="Object 2/Object 2/settings.xml" manifest:media-type="text/xml"/>
  <manifest:file-entry manifest:full-path="Object 2/Object 2/" manifest:version="1.3" manifest:media-type="application/vnd.oasis.opendocument.tex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0e655b"/>
    </style:style>
    <style:style style:name="P2" style:family="paragraph" style:parent-style-name="Table_20_Contents">
      <style:text-properties officeooo:rsid="002282b0" officeooo:paragraph-rsid="000e655b"/>
    </style:style>
    <style:style style:name="P3" style:family="paragraph" style:parent-style-name="Table_20_Contents">
      <style:text-properties officeooo:rsid="0010953e" officeooo:paragraph-rsid="000e655b"/>
    </style:style>
    <style:style style:name="P4" style:family="paragraph" style:parent-style-name="Table_20_Contents">
      <style:text-properties officeooo:paragraph-rsid="000e655b"/>
    </style:style>
    <style:style style:name="P5" style:family="paragraph" style:parent-style-name="Text_20_body">
      <style:text-properties officeooo:rsid="00045209" officeooo:paragraph-rsid="00045209"/>
    </style:style>
    <style:style style:name="P6" style:family="paragraph" style:parent-style-name="Text_20_body">
      <style:text-properties officeooo:paragraph-rsid="000e655b"/>
    </style:style>
    <style:style style:name="P7" style:family="paragraph" style:parent-style-name="Text_20_body">
      <style:text-properties officeooo:paragraph-rsid="0019d566"/>
    </style:style>
    <style:style style:name="T1" style:family="text">
      <style:text-properties officeooo:rsid="0010953e"/>
    </style:style>
    <style:style style:name="T2" style:family="text">
      <style:text-properties officeooo:rsid="000e655b"/>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5" style:family="text">
      <style:text-properties officeooo:rsid="001706b3"/>
    </style:style>
    <style:style style:name="T6" style:family="text">
      <style:text-properties officeooo:rsid="0019d566"/>
    </style:style>
    <style:style style:name="T7" style:family="text">
      <style:text-properties officeooo:rsid="001c9fdd"/>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MART EYE设计手册</text:p>
      <text:p text:style-name="P6"/>
      <table:table table:name="版本信息" table:style-name="版本信息">
        <table:table-column table:style-name="版本信息.A"/>
        <table:table-column table:style-name="版本信息.B"/>
        <table:table-column table:style-name="版本信息.C"/>
        <table:table-row table:style-name="TableLine2718372884912">
          <table:table-cell table:style-name="版本信息.A1" office:value-type="string">
            <text:p text:style-name="P4">版本号</text:p>
          </table:table-cell>
          <table:table-cell table:style-name="版本信息.A1" office:value-type="string">
            <text:p text:style-name="P4">描述</text:p>
          </table:table-cell>
          <table:table-cell table:style-name="版本信息.C1" office:value-type="string">
            <text:p text:style-name="P4">链接</text:p>
          </table:table-cell>
        </table:table-row>
        <table:table-row table:style-name="TableLine2718372886928">
          <table:table-cell table:style-name="版本信息.A4" office:value-type="string">
            <text:p text:style-name="P2">V1.<text:span text:style-name="T1">1</text:span></text:p>
          </table:table-cell>
          <table:table-cell table:style-name="版本信息.B4" office:value-type="string">
            <text:p text:style-name="P2">初始版本</text:p>
          </table:table-cell>
          <table:table-cell table:style-name="版本信息.C4" office:value-type="string">
            <text:p text:style-name="P4"><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svg:desc>OLE 对象</svg:desc></draw:frame></text:p>
            <text:p text:style-name="P4"/>
          </table:table-cell>
        </table:table-row>
        <table:table-row table:style-name="TableLine2718372894416">
          <table:table-cell table:style-name="版本信息.A4" office:value-type="string">
            <text:p text:style-name="P4">V<text:span text:style-name="T1">1.2</text:span></text:p>
          </table:table-cell>
          <table:table-cell table:style-name="版本信息.B4" office:value-type="string">
            <text:p text:style-name="P3">优化设计手册的结构，增强指导性</text:p>
          </table:table-cell>
          <table:table-cell table:style-name="版本信息.C4" office:value-type="string">
            <text:p text:style-name="P4"><draw:frame draw:style-name="fr1" draw:name="历史版本V1_2" text:anchor-type="char" svg:x="0.736cm" svg:y="0.125cm" svg:width="0.633cm" svg:height="0.633cm" draw:z-index="1"><draw:object xlink:href="./Object 2" xlink:type="simple" xlink:show="embed" xlink:actuate="onLoad"/><draw:image xlink:href="./ObjectReplacements/Object 2" xlink:type="simple" xlink:show="embed" xlink:actuate="onLoad"/></draw:frame></text:p>
            <text:p text:style-name="P4"/>
          </table:table-cell>
        </table:table-row>
        <table:table-row table:style-name="TableLine2718372894704">
          <table:table-cell table:style-name="版本信息.A4" office:value-type="string">
            <text:p text:style-name="P4">V<text:span text:style-name="T2">1.3</text:span></text:p>
          </table:table-cell>
          <table:table-cell table:style-name="版本信息.B4" office:value-type="string">
            <text:p text:style-name="P4">优化为执行都更高的文档</text:p>
          </table:table-cell>
          <table:table-cell table:style-name="版本信息.C4" office:value-type="string">
            <text:p text:style-name="P4"/>
          </table:table-cell>
        </table:table-row>
      </table:table>
      <text:h text:style-name="P1" text:outline-level="1">1 <text:s/>设计目标</text:h>
      <text:p text:style-name="Text_20_body"><text:tab/>利用FPGA的开发板，基于常见的视觉外设，搭建一个高效的图像数据处理平台。在此平台的基础上，通过不断地开发，实现各种复杂地图像处理功能。</text:p>
      <text:p text:style-name="Text_20_body"/>
      <text:h text:style-name="Heading_20_1" text:outline-level="1">2 <text:s/>设计方法</text:h>
      <text:h text:style-name="Heading_20_2" text:outline-level="2">2.1 <text:s/>vivado设计套件</text:h>
      <text:p text:style-name="P5"><text:tab/>基于vivado的FPGA设计方法学的应用。整个过程中需要严格对齐vivado的设计方法学，每次都需要进行检查。</text:p>
      <text:h text:style-name="Heading_20_2" text:outline-level="2">2.2 <text:s/>vitis软件设计平台</text:h>
      <text:p text:style-name="Text_20_body"><text:tab/>基于vitis的嵌入式软件开发工具。整个工具集成了各类软件的开发，可以大幅降低嵌入式开发的难度。软件的设计规范同样按照设计方法学进行展开。</text:p>
      <text:h text:style-name="Heading_20_2" text:outline-level="2">2.3 <text:s/>QT界面开发平台</text:h>
      <text:p text:style-name="Text_20_body"><text:tab/>基于QT搭建的界面开发平台，主要目标是在win和linux操作系统下，实现各种需要控制的参数的配置及数据的显示。</text:p>
      <text:h text:style-name="Heading_20_2" text:outline-level="2">2.4 <text:s/>Octave算法开发平台</text:h>
      <text:p text:style-name="Text_20_body"><text:tab/>由于图像处理设计到一些算法的仿真，所以需要一个算法开发平台。Octave是一款开源的算法研发软件，可以进行高性能的计算。</text:p>
      <text:p text:style-name="Text_20_body"/>
      <text:h text:style-name="Heading_20_1" text:outline-level="1"><text:soft-page-break/>3 <text:s/>设计标准</text:h>
      <text:h text:style-name="Heading_20_2" text:outline-level="2">3.1 <text:s/>vivado设计标准</text:h>
      <text:h text:style-name="Heading_20_3" text:outline-level="3">3.1.1 <text:s/>工程标准</text:h>
      <text:p text:style-name="Text_20_body"><text:tab/>基于TCL脚本自动化生成固定的文件缓存区域，用于确保设计的内容整齐有效。相关的名称按照习惯进行分布，无特殊含义。</text:p>
      <text:h text:style-name="Heading_20_3" text:outline-level="3">3.1.2 <text:s/>编码标准</text:h>
      <text:p text:style-name="Text_20_body"><text:tab/>verilog及system verilog设计标准，会独立成册。在后续的设计过程中，将不断完善该标准。</text:p>
      <text:h text:style-name="Heading_20_3" text:outline-level="3">3.1.3 <text:s/>流程标准</text:h>
      <text:p text:style-name="Text_20_body"><text:tab/>关于每次操作需要输出的成果，将会在设计流程说明书中进行详细的说明。主要的目标是将设计流水线化，以获取更高的效率。</text:p>
      <text:p text:style-name="Text_20_body"/>
      <text:h text:style-name="Heading_20_1" text:outline-level="1">4 <text:s/>设计框架</text:h>
      <text:h text:style-name="Heading_20_2" text:outline-level="2">4.1 <text:s/>总体框架</text:h>
      <text:p text:style-name="Text_20_body"><text:tab/>按照现有的硬件，结合第一阶段的测试性开发，目前完成第一套可实现的图像处理方案。对于这个方案，具体的框架图已经更新到V<text:span text:style-name="T5">3版本的设计框架中。主要的优化点是，取消了原有的复杂的功能划分，将PL的逻辑进行完全地整合，降低了实现地难度。</text:span></text:p>
      <text:h text:style-name="Heading_20_1" text:outline-level="1">5 <text:s/>设计内容</text:h>
      <text:h text:style-name="Heading_20_2" text:outline-level="2"><text:span text:style-name="T6">5</text:span>.1 <text:s/>总体框架<text:span text:style-name="T4">设计</text:span>内容</text:h>
      <text:p text:style-name="Text_20_body">（<text:span text:style-name="T6">1）两个操作系统下使用的上位机程序</text:span></text:p>
      <text:p text:style-name="P7">（<text:span text:style-name="T6">2）一个PS裸机程序和一个PS嵌入linux程序</text:span></text:p>
      <text:p text:style-name="Text_20_body">（<text:span text:style-name="T6">3）四个独立运行的PL控制程序</text:span></text:p>
      <text:p text:style-name="Text_20_body">（<text:span text:style-name="T6">4）相关外设的驱动</text:span></text:p>
      <text:h text:style-name="Heading_20_1" text:outline-level="1"><text:soft-page-break/>6 <text:s/>设计<text:span text:style-name="T3">方法</text:span></text:h>
      <text:h text:style-name="Heading_20_2" text:outline-level="2">6.1 <text:s/>总体框架设计方法</text:h>
      <text:p text:style-name="Text_20_body">（<text:span text:style-name="T7">1）PL采取全系统级设计，追求性能、功耗、面积、稳定性的平衡</text:span></text:p>
      <text:p text:style-name="Text_20_body">（<text:span text:style-name="T7">2）其余部分采用可用型设计，只追求稳定性，不考虑其他因素</text:span></text:p>
      <text:p text:style-name="Text_20_body"/>
      <text:p text:style-name="Text_20_body"/>
      <text:h text:style-name="Heading_20_1" text:outline-level="1">7 <text:s/>项目总结</text: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6T18:24:27.565000000</dc:date>
    <dc:creator>fpgaPublish</dc:creator>
    <meta:editing-duration>PT1H55M11S</meta:editing-duration>
    <meta:editing-cycles>26</meta:editing-cycles>
    <meta:generator>LibreOffice/7.3.4.2$Windows_X86_64 LibreOffice_project/728fec16bd5f605073805c3c9e7c4212a0120dc5</meta:generator>
    <meta:document-statistic meta:table-count="1" meta:image-count="0" meta:object-count="2" meta:page-count="3" meta:paragraph-count="43" meta:word-count="808" meta:character-count="979" meta:non-whitespace-character-count="93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2718372901040">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2718372950000">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2718372951440">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271837294913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2718372937904">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2718372935024">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2718372937040">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2718372939632">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2718372955184">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271837295748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2718372962384">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2718372960656">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2718372966416">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2718372953456">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271837296296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271837295777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2718372958352">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271837296670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2718372963248">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271837296382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2718372968432">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27183729646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2/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table:align="margins"/>
    </style:style>
    <style:style style:name="项目节点.A" style:family="table-column">
      <style:table-column-properties style:rel-column-width="16383*"/>
    </style:style>
    <style:style style:name="项目节点.D" style:family="table-column">
      <style:table-column-properties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项目节点.A4" style:family="table-cell">
      <style:table-cell-properties fo:padding="0.097cm" fo:border-left="0.5pt solid #000000" fo:border-right="none" fo:border-top="none" fo:border-bottom="0.5pt solid #000000"/>
    </style:style>
    <style:style style:name="项目节点.B4" style:family="table-cell">
      <style:table-cell-properties fo:padding="0.097cm" fo:border-left="0.5pt solid #000000" fo:border-right="none" fo:border-top="none" fo:border-bottom="0.5pt solid #000000"/>
    </style:style>
    <style:style style:name="项目节点.C4" style:family="table-cell">
      <style:table-cell-properties fo:padding="0.097cm" fo:border-left="0.5pt solid #000000" fo:border-right="none" fo:border-top="none" fo:border-bottom="0.5pt solid #000000"/>
    </style:style>
    <style:style style:name="项目节点.D4" style:family="table-cell">
      <style:table-cell-properties fo:padding="0.097cm" fo:border-left="0.5pt solid #000000" fo:border-right="0.5pt solid #000000" fo:border-top="none" fo:border-bottom="0.5pt solid #000000"/>
    </style:style>
    <style:style style:name="项目节点.A5" style:family="table-cell">
      <style:table-cell-properties fo:padding="0.097cm" fo:border-left="0.5pt solid #000000" fo:border-right="none" fo:border-top="none" fo:border-bottom="0.5pt solid #000000"/>
    </style:style>
    <style:style style:name="项目节点.B5" style:family="table-cell">
      <style:table-cell-properties fo:padding="0.097cm" fo:border-left="0.5pt solid #000000" fo:border-right="none" fo:border-top="none" fo:border-bottom="0.5pt solid #000000"/>
    </style:style>
    <style:style style:name="项目节点.C5" style:family="table-cell">
      <style:table-cell-properties fo:padding="0.097cm" fo:border-left="0.5pt solid #000000" fo:border-right="none" fo:border-top="none" fo:border-bottom="0.5pt solid #000000"/>
    </style:style>
    <style:style style:name="项目节点.D5" style:family="table-cell">
      <style:table-cell-properties fo:padding="0.097cm" fo:border-left="0.5pt solid #000000" fo:border-right="0.5pt solid #000000" fo:border-top="none" fo:border-bottom="0.5pt solid #000000"/>
    </style:style>
    <style:style style:name="项目节点.A6" style:family="table-cell">
      <style:table-cell-properties fo:padding="0.097cm" fo:border-left="0.5pt solid #000000" fo:border-right="none" fo:border-top="none" fo:border-bottom="0.5pt solid #000000"/>
    </style:style>
    <style:style style:name="项目节点.B6" style:family="table-cell">
      <style:table-cell-properties fo:padding="0.097cm" fo:border-left="0.5pt solid #000000" fo:border-right="none" fo:border-top="none" fo:border-bottom="0.5pt solid #000000"/>
    </style:style>
    <style:style style:name="项目节点.C6" style:family="table-cell">
      <style:table-cell-properties fo:padding="0.097cm" fo:border-left="0.5pt solid #000000" fo:border-right="none" fo:border-top="none" fo:border-bottom="0.5pt solid #000000"/>
    </style:style>
    <style:style style:name="项目节点.D6" style:family="table-cell">
      <style:table-cell-properties fo:padding="0.097cm" fo:border-left="0.5pt solid #000000" fo:border-right="0.5pt solid #000000" fo:border-top="none" fo:border-bottom="0.5pt solid #000000"/>
    </style:style>
    <style:style style:name="项目节点.A7" style:family="table-cell">
      <style:table-cell-properties fo:padding="0.097cm" fo:border-left="0.5pt solid #000000" fo:border-right="none" fo:border-top="none" fo:border-bottom="0.5pt solid #000000"/>
    </style:style>
    <style:style style:name="项目节点.B7" style:family="table-cell">
      <style:table-cell-properties fo:padding="0.097cm" fo:border-left="0.5pt solid #000000" fo:border-right="none" fo:border-top="none" fo:border-bottom="0.5pt solid #000000"/>
    </style:style>
    <style:style style:name="项目节点.C7" style:family="table-cell">
      <style:table-cell-properties fo:padding="0.097cm" fo:border-left="0.5pt solid #000000" fo:border-right="none" fo:border-top="none" fo:border-bottom="0.5pt solid #000000"/>
    </style:style>
    <style:style style:name="项目节点.D7"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Table_20_Contents">
      <style:text-properties officeooo:paragraph-rsid="00267cd5"/>
    </style:style>
    <style:style style:name="P14" style:family="paragraph" style:parent-style-name="Text_20_body">
      <style:text-properties officeooo:paragraph-rsid="00267cd5"/>
    </style:style>
    <style:style style:name="P15" style:family="paragraph" style:parent-style-name="Standard">
      <style:text-properties officeooo:paragraph-rsid="001e976e"/>
    </style:style>
    <style:style style:name="P16" style:family="paragraph" style:parent-style-name="Table_20_Contents">
      <style:text-properties officeooo:paragraph-rsid="001e976e"/>
    </style:style>
    <style:style style:name="P17" style:family="paragraph" style:parent-style-name="Text_20_body">
      <style:text-properties officeooo:paragraph-rsid="001e976e"/>
    </style:style>
    <style:style style:name="P18" style:family="paragraph" style:parent-style-name="Standard">
      <style:text-properties officeooo:paragraph-rsid="00171c97"/>
    </style:style>
    <style:style style:name="P19" style:family="paragraph" style:parent-style-name="Table_20_Contents">
      <style:text-properties officeooo:paragraph-rsid="00171c97"/>
    </style:style>
    <style:style style:name="P20" style:family="paragraph" style:parent-style-name="Text_20_body">
      <style:text-properties officeooo:paragraph-rsid="00171c97"/>
    </style:style>
    <style:style style:name="P21" style:family="paragraph" style:parent-style-name="Standard">
      <style:text-properties officeooo:paragraph-rsid="001e8553"/>
    </style:style>
    <style:style style:name="P22" style:family="paragraph" style:parent-style-name="Table_20_Contents">
      <style:text-properties officeooo:paragraph-rsid="001e8553"/>
    </style:style>
    <style:style style:name="P23" style:family="paragraph" style:parent-style-name="Text_20_body">
      <style:text-properties officeooo:paragraph-rsid="001e8553"/>
    </style:style>
    <style:style style:name="P24" style:family="paragraph" style:parent-style-name="Standard">
      <style:text-properties officeooo:paragraph-rsid="00207d2f"/>
    </style:style>
    <style:style style:name="P25" style:family="paragraph" style:parent-style-name="Table_20_Contents">
      <style:text-properties officeooo:paragraph-rsid="00207d2f"/>
    </style:style>
    <style:style style:name="P26" style:family="paragraph" style:parent-style-name="Text_20_body">
      <style:text-properties officeooo:paragraph-rsid="00207d2f"/>
    </style:style>
    <style:style style:name="P27" style:family="paragraph" style:parent-style-name="Standard">
      <style:text-properties officeooo:paragraph-rsid="00221f7f"/>
    </style:style>
    <style:style style:name="P28" style:family="paragraph" style:parent-style-name="Table_20_Contents">
      <style:text-properties officeooo:paragraph-rsid="00221f7f"/>
    </style:style>
    <style:style style:name="P29" style:family="paragraph" style:parent-style-name="Text_20_body">
      <style:text-properties officeooo:paragraph-rsid="00221f7f"/>
    </style:style>
    <style:style style:name="P30" style:family="paragraph" style:parent-style-name="Table_20_Contents">
      <style:text-properties officeooo:rsid="00267cd5" officeooo:paragraph-rsid="00267cd5"/>
    </style:style>
    <style:style style:name="P31" style:family="paragraph" style:parent-style-name="Table_20_Contents">
      <style:text-properties officeooo:rsid="002d172e" officeooo:paragraph-rsid="002d172e"/>
    </style:style>
    <style:style style:name="P32" style:family="paragraph" style:parent-style-name="Table_20_Contents">
      <style:text-properties officeooo:rsid="002d172e"/>
    </style:style>
    <style:style style:name="P33" style:family="paragraph" style:parent-style-name="Table_20_Contents">
      <style:text-properties officeooo:rsid="002df7f0" officeooo:paragraph-rsid="002df7f0"/>
    </style:style>
    <style:style style:name="P34" style:family="paragraph" style:parent-style-name="Table_20_Contents">
      <style:text-properties officeooo:rsid="002e9376" officeooo:paragraph-rsid="002e9376"/>
    </style:style>
    <style:style style:name="P35" style:family="paragraph" style:parent-style-name="Table_20_Contents">
      <style:text-properties officeooo:rsid="002ed5a0" officeooo:paragraph-rsid="002ed5a0"/>
    </style:style>
    <style:style style:name="P36" style:family="paragraph" style:parent-style-name="Heading_20_1">
      <style:paragraph-properties fo:break-before="page"/>
      <style:text-properties officeooo:paragraph-rsid="00267cd5"/>
    </style:style>
    <style:style style:name="P37" style:family="paragraph" style:parent-style-name="Heading_20_1">
      <style:paragraph-properties fo:break-before="page"/>
    </style:style>
    <style:style style:name="P38" style:family="paragraph" style:parent-style-name="Heading_20_2">
      <style:text-properties officeooo:paragraph-rsid="0014717c"/>
    </style:style>
    <style:style style:name="P39" style:family="paragraph" style:parent-style-name="Heading_20_2">
      <style:text-properties officeooo:paragraph-rsid="001e976e"/>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2718384346208">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2718384330368">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2718384343904">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2718384346496">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14"/>
      <table:table table:name="修订历史" table:style-name="修订历史">
        <table:table-column table:style-name="修订历史.A"/>
        <table:table-column table:style-name="修订历史.B"/>
        <table:table-column table:style-name="修订历史.C"/>
        <table:table-row table:style-name="TableLine2718384346784">
          <table:table-cell table:style-name="修订历史.A1" office:value-type="string">
            <text:p text:style-name="P13">时间</text:p>
          </table:table-cell>
          <table:table-cell table:style-name="修订历史.A1" office:value-type="string">
            <text:p text:style-name="P13">描述</text:p>
          </table:table-cell>
          <table:table-cell table:style-name="修订历史.C1" office:value-type="string">
            <text:p text:style-name="P13">原因</text:p>
          </table:table-cell>
        </table:table-row>
        <table:table-row table:style-name="TableLine2718384334688">
          <table:table-cell table:style-name="修订历史.A2" office:value-type="string">
            <text:p text:style-name="P30">2023_0729</text:p>
          </table:table-cell>
          <table:table-cell table:style-name="修订历史.A2" office:value-type="string">
            <text:p text:style-name="P30">完成初版编写，除结项报告外其他内容均实现</text:p>
          </table:table-cell>
          <table:table-cell table:style-name="修订历史.C2" office:value-type="string">
            <text:p text:style-name="P13"/>
          </table:table-cell>
        </table:table-row>
      </table:table>
      <text:h text:style-name="P36"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38"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2718384338432">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2718384344480">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2718384331520">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271838433209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2718384334976">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2718384336704">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38" text:outline-level="2">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2718384359456">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2718384357152">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2718384347936">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2718384364064">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2718384355712">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2718384358592">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37"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2718384359168">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2718384348800">
          <table:table-cell table:style-name="项目节点.A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2718384352832">
          <table:table-cell table:style-name="项目节点.A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row table:style-name="TableLine2718384348512">
          <table:table-cell table:style-name="项目节点.A4" office:value-type="string">
            <text:p text:style-name="P31">2023-08</text:p>
          </table:table-cell>
          <table:table-cell table:style-name="项目节点.C4" office:value-type="string">
            <text:p text:style-name="P32">搭建算法平台</text:p>
          </table:table-cell>
          <table:table-cell table:style-name="项目节点.C4" office:value-type="string">
            <text:p text:style-name="Table_20_Contents">算法开发平台的搭建</text:p>
          </table:table-cell>
          <table:table-cell table:style-name="项目节点.D4" office:value-type="string">
            <text:p text:style-name="Table_20_Contents">完成</text:p>
          </table:table-cell>
        </table:table-row>
        <table:table-row table:style-name="TableLine2718384364352">
          <table:table-cell table:style-name="项目节点.A5" office:value-type="string">
            <text:p text:style-name="P31">2023-08</text:p>
          </table:table-cell>
          <table:table-cell table:style-name="项目节点.C5" office:value-type="string">
            <text:p text:style-name="P32">搭建系统仿真平台</text:p>
          </table:table-cell>
          <table:table-cell table:style-name="项目节点.C5" office:value-type="string">
            <text:p text:style-name="Table_20_Contents">在ubuntu上搭建系统仿真平台</text:p>
          </table:table-cell>
          <table:table-cell table:style-name="项目节点.D5" office:value-type="string">
            <text:p text:style-name="Table_20_Contents">完成</text:p>
          </table:table-cell>
        </table:table-row>
        <table:table-row table:style-name="TableLine2718384347360">
          <table:table-cell table:style-name="项目节点.A6" office:value-type="string">
            <text:p text:style-name="P33">2023-09-01</text:p>
          </table:table-cell>
          <table:table-cell table:style-name="项目节点.C6" office:value-type="string">
            <text:p text:style-name="P33">完成指令配置功能</text:p>
          </table:table-cell>
          <table:table-cell table:style-name="项目节点.C6" office:value-type="string">
            <text:p text:style-name="Table_20_Contents">完成指令配置功能开发</text:p>
          </table:table-cell>
          <table:table-cell table:style-name="项目节点.D6" office:value-type="string">
            <text:p text:style-name="P34">完成</text:p>
          </table:table-cell>
        </table:table-row>
        <table:table-row table:style-name="TableLine2718384352544">
          <table:table-cell table:style-name="项目节点.A7" office:value-type="string">
            <text:p text:style-name="P35">2023-09-10</text:p>
          </table:table-cell>
          <table:table-cell table:style-name="项目节点.C7" office:value-type="string">
            <text:p text:style-name="P35">完成图像采集</text:p>
          </table:table-cell>
          <table:table-cell table:style-name="项目节点.C7" office:value-type="string">
            <text:p text:style-name="Table_20_Contents">基于摄像头采集数据</text:p>
          </table:table-cell>
          <table:table-cell table:style-name="项目节点.D7" office:value-type="string">
            <text:p text:style-name="P34"/>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37"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2718384380768">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2718384369824">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2718384381056">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0"/>
      <table:table table:name="上位机执行流程" table:style-name="上位机执行流程">
        <table:table-column table:style-name="上位机执行流程.A"/>
        <table:table-column table:style-name="上位机执行流程.B"/>
        <table:table-column table:style-name="上位机执行流程.C"/>
        <table:table-row table:style-name="TableLine2718384372704">
          <table:table-cell table:style-name="上位机执行流程.A1" office:value-type="string">
            <text:p text:style-name="P19">执行流程</text:p>
          </table:table-cell>
          <table:table-cell table:style-name="上位机执行流程.A1" office:value-type="string">
            <text:p text:style-name="P19">执行描述</text:p>
          </table:table-cell>
          <table:table-cell table:style-name="上位机执行流程.C1" office:value-type="string">
            <text:p text:style-name="P19">是否启用</text:p>
          </table:table-cell>
        </table:table-row>
        <table:table-row table:style-name="TableLine2718384375008">
          <table:table-cell table:style-name="上位机执行流程.A2" office:value-type="string">
            <text:p text:style-name="P19">确定设计界面</text:p>
          </table:table-cell>
          <table:table-cell table:style-name="上位机执行流程.B2" office:value-type="string">
            <text:p text:style-name="P19">界面是上位机的基础单元，需求通过界面进行反应</text:p>
          </table:table-cell>
          <table:table-cell table:style-name="上位机执行流程.C2" office:value-type="string">
            <text:p text:style-name="P19">是</text:p>
          </table:table-cell>
        </table:table-row>
        <table:table-row table:style-name="TableLine2718384382496">
          <table:table-cell table:style-name="上位机执行流程.A3" office:value-type="string">
            <text:p text:style-name="P19">实现逻辑驱动</text:p>
          </table:table-cell>
          <table:table-cell table:style-name="上位机执行流程.B3" office:value-type="string">
            <text:p text:style-name="P19">完成界面设计后，驱动逻辑，使之可以调用相关的资源</text:p>
          </table:table-cell>
          <table:table-cell table:style-name="上位机执行流程.C3" office:value-type="string">
            <text:p text:style-name="P19">是</text:p>
          </table:table-cell>
        </table:table-row>
      </table:table>
      <text:p text:style-name="P18"/>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0"/>
      <table:table table:name="ARM执行流程" table:style-name="ARM执行流程">
        <table:table-column table:style-name="ARM执行流程.A"/>
        <table:table-column table:style-name="ARM执行流程.B"/>
        <table:table-column table:style-name="ARM执行流程.C"/>
        <table:table-row table:style-name="TableLine2718384372992">
          <table:table-cell table:style-name="ARM执行流程.A1" office:value-type="string">
            <text:p text:style-name="P19">执行流程</text:p>
          </table:table-cell>
          <table:table-cell table:style-name="ARM执行流程.A1" office:value-type="string">
            <text:p text:style-name="P19">执行描述</text:p>
          </table:table-cell>
          <table:table-cell table:style-name="ARM执行流程.C1" office:value-type="string">
            <text:p text:style-name="P19">是否启用</text:p>
          </table:table-cell>
        </table:table-row>
        <table:table-row table:style-name="TableLine2718384379040">
          <table:table-cell table:style-name="ARM执行流程.A2" office:value-type="string">
            <text:p text:style-name="P19">申请主循环周期</text:p>
          </table:table-cell>
          <table:table-cell table:style-name="ARM执行流程.B2" office:value-type="string">
            <text:p text:style-name="P19">在裸机程序中，申请一个短周期的执行区间</text:p>
          </table:table-cell>
          <table:table-cell table:style-name="ARM执行流程.C2" office:value-type="string">
            <text:p text:style-name="P19">是</text:p>
          </table:table-cell>
        </table:table-row>
        <table:table-row table:style-name="TableLine2718384382784">
          <table:table-cell table:style-name="ARM执行流程.A3" office:value-type="string">
            <text:p text:style-name="P19">实现子循环功能</text:p>
          </table:table-cell>
          <table:table-cell table:style-name="ARM执行流程.B3" office:value-type="string">
            <text:p text:style-name="P19">通过执行区间的反复运行实现子功能的逻辑</text:p>
          </table:table-cell>
          <table:table-cell table:style-name="ARM执行流程.C3" office:value-type="string">
            <text:p text:style-name="P19">是</text:p>
          </table:table-cell>
        </table:table-row>
      </table:table>
      <text:p text:style-name="P18"/>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0"/>
      <table:table table:name="FPGA执行流程" table:style-name="FPGA执行流程">
        <table:table-column table:style-name="FPGA执行流程.A"/>
        <table:table-column table:style-name="FPGA执行流程.B"/>
        <table:table-column table:style-name="FPGA执行流程.C"/>
        <table:table-row table:style-name="TableLine2718384376160">
          <table:table-cell table:style-name="FPGA执行流程.A1" office:value-type="string">
            <text:p text:style-name="P19">执行流程</text:p>
          </table:table-cell>
          <table:table-cell table:style-name="FPGA执行流程.A1" office:value-type="string">
            <text:p text:style-name="P19">执行描述</text:p>
          </table:table-cell>
          <table:table-cell table:style-name="FPGA执行流程.C1" office:value-type="string">
            <text:p text:style-name="P19">是否启用</text:p>
          </table:table-cell>
        </table:table-row>
        <table:table-row table:style-name="TableLine2718384371840">
          <table:table-cell table:style-name="FPGA执行流程.A2" office:value-type="string">
            <text:p text:style-name="P19">编写逻辑代码</text:p>
          </table:table-cell>
          <table:table-cell table:style-name="FPGA执行流程.B2" office:value-type="string">
            <text:p text:style-name="P19">实现对应的逻辑功能</text:p>
          </table:table-cell>
          <table:table-cell table:style-name="FPGA执行流程.C2" office:value-type="string">
            <text:p text:style-name="P19">是</text:p>
          </table:table-cell>
        </table:table-row>
        <table:table-row table:style-name="TableLine2718384382208">
          <table:table-cell table:style-name="FPGA执行流程.A3" office:value-type="string">
            <text:p text:style-name="P19">实现逻辑仿真</text:p>
          </table:table-cell>
          <table:table-cell table:style-name="FPGA执行流程.B3" office:value-type="string">
            <text:p text:style-name="P19">对实现的逻辑功能进行预期验证</text:p>
          </table:table-cell>
          <table:table-cell table:style-name="FPGA执行流程.C3" office:value-type="string">
            <text:p text:style-name="P19">是</text:p>
          </table:table-cell>
        </table:table-row>
        <table:table-row table:style-name="TableLine2718384376736">
          <table:table-cell table:style-name="FPGA执行流程.A4" office:value-type="string">
            <text:p text:style-name="P19">端口兼容验证</text:p>
          </table:table-cell>
          <table:table-cell table:style-name="FPGA执行流程.B4" office:value-type="string">
            <text:p text:style-name="P19">对端口进行兼容性处理，使之满足系统调用需求</text:p>
          </table:table-cell>
          <table:table-cell table:style-name="FPGA执行流程.C4" office:value-type="string">
            <text:p text:style-name="P19">是</text:p>
          </table:table-cell>
        </table:table-row>
        <table:table-row table:style-name="TableLine2718384367520">
          <table:table-cell table:style-name="FPGA执行流程.A5" office:value-type="string">
            <text:p text:style-name="P19">实现系统仿真</text:p>
          </table:table-cell>
          <table:table-cell table:style-name="FPGA执行流程.B5" office:value-type="string">
            <text:p text:style-name="P19">对端口进行系统冲击仿真</text:p>
          </table:table-cell>
          <table:table-cell table:style-name="FPGA执行流程.C5" office:value-type="string">
            <text:p text:style-name="P19">是</text:p>
          </table:table-cell>
        </table:table-row>
        <table:table-row table:style-name="TableLine2718384368384">
          <table:table-cell table:style-name="FPGA执行流程.A6" office:value-type="string">
            <text:p text:style-name="P19">在线调试验证</text:p>
          </table:table-cell>
          <table:table-cell table:style-name="FPGA执行流程.B6" office:value-type="string">
            <text:p text:style-name="P19">完成逻辑的在线信号在线调试确认</text:p>
          </table:table-cell>
          <table:table-cell table:style-name="FPGA执行流程.C6" office:value-type="string">
            <text:p text:style-name="P19">是</text:p>
          </table:table-cell>
        </table:table-row>
        <table:table-row table:style-name="TableLine2718384395456">
          <table:table-cell table:style-name="FPGA执行流程.A7" office:value-type="string">
            <text:p text:style-name="P19">集成到子系统</text:p>
          </table:table-cell>
          <table:table-cell table:style-name="FPGA执行流程.B7" office:value-type="string">
            <text:p text:style-name="P19">将实现的核作为某个子系统的一部分进行集成</text:p>
          </table:table-cell>
          <table:table-cell table:style-name="FPGA执行流程.C7" office:value-type="string">
            <text:p text:style-name="P19">是</text:p>
          </table:table-cell>
        </table:table-row>
      </table:table>
      <text:p text:style-name="P18"/>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23"/>
      <table:table table:name="自动化执行流程" table:style-name="自动化执行流程">
        <table:table-column table:style-name="自动化执行流程.A"/>
        <table:table-column table:style-name="自动化执行流程.B"/>
        <table:table-column table:style-name="自动化执行流程.C"/>
        <table:table-row table:style-name="TableLine2718384395168">
          <table:table-cell table:style-name="自动化执行流程.A1" office:value-type="string">
            <text:p text:style-name="P22">执行流程</text:p>
          </table:table-cell>
          <table:table-cell table:style-name="自动化执行流程.A1" office:value-type="string">
            <text:p text:style-name="P22">执行描述</text:p>
          </table:table-cell>
          <table:table-cell table:style-name="自动化执行流程.C1" office:value-type="string">
            <text:p text:style-name="P22">是否启用</text:p>
          </table:table-cell>
        </table:table-row>
        <table:table-row table:style-name="TableLine2718384396032">
          <table:table-cell table:style-name="自动化执行流程.A2" office:value-type="string">
            <text:p text:style-name="P22">确定自动化需求</text:p>
          </table:table-cell>
          <table:table-cell table:style-name="自动化执行流程.A2" office:value-type="string">
            <text:p text:style-name="P22">重复次数超<text:span text:style-name="T6">10次的操作进行自动化标记</text:span></text:p>
          </table:table-cell>
          <table:table-cell table:style-name="自动化执行流程.C2" office:value-type="string">
            <text:p text:style-name="P22">是</text:p>
          </table:table-cell>
        </table:table-row>
        <table:table-row table:style-name="自动化执行流程.3">
          <table:table-cell table:style-name="自动化执行流程.A2" office:value-type="string">
            <text:p text:style-name="P22">脚本实现简化</text:p>
          </table:table-cell>
          <table:table-cell table:style-name="自动化执行流程.A2" office:value-type="string">
            <text:p text:style-name="P22">将操作进行脚本化缩短，以提高设计的效率</text:p>
          </table:table-cell>
          <table:table-cell table:style-name="自动化执行流程.C2" office:value-type="string">
            <text:p text:style-name="P22">是</text:p>
          </table:table-cell>
        </table:table-row>
      </table:table>
      <text:p text:style-name="P21"/>
      <text:p text:style-name="P21"/>
      <text:p text:style-name="P21"/>
      <text:p text:style-name="P21"/>
      <text:h text:style-name="P37" text:outline-level="1">5 <text:s/>项目成果</text:h>
      <text:h text:style-name="P39"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17"/>
      <table:table table:name="应用成果" table:style-name="应用成果">
        <table:table-column table:style-name="应用成果.A"/>
        <table:table-column table:style-name="应用成果.B"/>
        <table:table-column table:style-name="应用成果.C"/>
        <table:table-row table:style-name="TableLine2718384394016">
          <table:table-cell table:style-name="应用成果.A1" office:value-type="string">
            <text:p text:style-name="P16">成果</text:p>
          </table:table-cell>
          <table:table-cell table:style-name="应用成果.A1" office:value-type="string">
            <text:p text:style-name="P16">描述</text:p>
          </table:table-cell>
          <table:table-cell table:style-name="应用成果.C1" office:value-type="string">
            <text:p text:style-name="P16">是否有链接</text:p>
          </table:table-cell>
        </table:table-row>
        <table:table-row table:style-name="TableLine2718384384512">
          <table:table-cell table:style-name="应用成果.A2" office:value-type="string">
            <text:p text:style-name="P16">上位机</text:p>
          </table:table-cell>
          <table:table-cell table:style-name="应用成果.A2" office:value-type="string">
            <text:p text:style-name="P16">可以控制嵌入式数据的上位机，逐渐完善</text:p>
          </table:table-cell>
          <table:table-cell table:style-name="应用成果.C2" office:value-type="string">
            <text:p text:style-name="P16">是</text:p>
          </table:table-cell>
        </table:table-row>
      </table:table>
      <text:p text:style-name="P15"/>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26"/>
      <table:table table:name="知识成果" table:style-name="知识成果">
        <table:table-column table:style-name="知识成果.A"/>
        <table:table-column table:style-name="知识成果.B"/>
        <table:table-column table:style-name="知识成果.C"/>
        <table:table-row table:style-name="TableLine2718384396320">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2718384393440">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4"/>
      <text:p text:style-name="P24"/>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29"/>
      <table:table table:name="思维拓展" table:style-name="思维拓展">
        <table:table-column table:style-name="思维拓展.A"/>
        <table:table-column table:style-name="思维拓展.B"/>
        <table:table-column table:style-name="思维拓展.C"/>
        <table:table-row table:style-name="TableLine2718384400064">
          <table:table-cell table:style-name="思维拓展.A1" office:value-type="string">
            <text:p text:style-name="P28">成果</text:p>
          </table:table-cell>
          <table:table-cell table:style-name="思维拓展.A1" office:value-type="string">
            <text:p text:style-name="P28">描述</text:p>
          </table:table-cell>
          <table:table-cell table:style-name="思维拓展.C1" office:value-type="string">
            <text:p text:style-name="P28">是否有链接</text:p>
          </table:table-cell>
        </table:table-row>
        <table:table-row table:style-name="TableLine2718384394880">
          <table:table-cell table:style-name="思维拓展.A2" office:value-type="string">
            <text:p text:style-name="P28">反重复思维</text:p>
          </table:table-cell>
          <table:table-cell table:style-name="思维拓展.A2" office:value-type="string">
            <text:p text:style-name="P28">对重复操作敏感，寻求降低重复操作时间</text:p>
          </table:table-cell>
          <table:table-cell table:style-name="思维拓展.C2" office:value-type="string">
            <text:p text:style-name="P28"/>
          </table:table-cell>
        </table:table-row>
      </table:table>
      <text:p text:style-name="P27"/>
      <text:p text:style-name="P27"/>
      <text:p text:style-name="P27"/>
      <text:h text:style-name="P37" text:outline-level="1">6 <text:s/><text:span text:style-name="T3">结项</text:span>总结</text:h>
      <text:p text:style-name="Text_20_body"/>
      <text:p text:style-name="Text_20_body"/>
      <text:p text:style-name="Text_20_body"/>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